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u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ge</text:p>
          </table:table-cell>
          <table:table-cell table:style-name="ce1" office:value-type="string" calcext:value-type="string">
            <text:p>Anzahl1</text:p>
          </table:table-cell>
          <table:table-cell table:style-name="ce1" office:value-type="string" calcext:value-type="string">
            <text:p>Anzahl2</text:p>
          </table:table-cell>
          <table:table-cell table:style-name="ce1" office:value-type="string" calcext:value-type="string">
            <text:p>Anzahl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table table:name="ColSums" table:style-name="ta1">
        <table:table-column table:style-name="co1" table:number-columns-repeated="3" table:default-cell-style-name="Default"/>
        <table:table-row table:style-name="ro1">
          <table:table-cell table:style-name="ce1" table:formula="of:=[$Count.B1]" office:value-type="string" office:string-value="Anzahl1" calcext:value-type="string">
            <text:p>Anzahl1</text:p>
          </table:table-cell>
          <table:table-cell table:style-name="ce1" table:formula="of:=[$Count.C1]" office:value-type="string" office:string-value="Anzahl2" calcext:value-type="string">
            <text:p>Anzahl2</text:p>
          </table:table-cell>
          <table:table-cell table:style-name="ce1" table:formula="of:=[$Count.D1]" office:value-type="string" office:string-value="Anzahl3" calcext:value-type="string">
            <text:p>Anzahl3</text:p>
          </table:table-cell>
        </table:table-row>
        <table:table-row table:style-name="ro1">
          <table:table-cell table:formula="of:=SUM([$Count.B2:.B16])" office:value-type="float" office:value="135" calcext:value-type="float">
            <text:p>135</text:p>
          </table:table-cell>
          <table:table-cell table:formula="of:=SUM([$Count.C2:.C16])" office:value-type="float" office:value="607" calcext:value-type="float">
            <text:p>607</text:p>
          </table:table-cell>
          <table:table-cell table:formula="of:=SUM([$Count.D2:.D16])" office:value-type="float" office:value="458" calcext:value-type="float">
            <text:p>458</text:p>
          </table:table-cell>
        </table:table-row>
        <table:table-row table:style-name="ro1">
          <table:table-cell table:number-columns-repeated="3" office:value-type="string" calcext:value-type="string">
            <text:p>Sum</text:p>
          </table:table-cell>
        </table:table-row>
      </table:table>
      <table:table table:name="Density" table:style-name="ta1">
        <table:table-column table:style-name="co2" table:number-columns-repeated="1024" table:default-cell-style-name="Default"/>
        <table:table-row table:style-name="ro1">
          <table:table-cell table:style-name="ce2" table:formula="of:=[$Count.A1]" office:value-type="string" office:string-value="Tage" calcext:value-type="string">
            <text:p>Tage</text:p>
          </table:table-cell>
          <table:table-cell table:style-name="ce2" office:value-type="string" calcext:value-type="string">
            <text:p>Wahrescheinlichkeit1</text:p>
          </table:table-cell>
          <table:table-cell table:style-name="ce2" office:value-type="string" calcext:value-type="string">
            <text:p>Wahrescheinlichkeit2</text:p>
          </table:table-cell>
          <table:table-cell table:style-name="ce2" office:value-type="string" calcext:value-type="string">
            <text:p>Wahrescheinlichkeit3</text:p>
          </table:table-cell>
          <table:table-cell table:number-columns-repeated="1020"/>
        </table:table-row>
        <table:table-row table:style-name="ro1">
          <table:table-cell table:formula="of:=[$Count.A2]" office:value-type="float" office:value="-14" calcext:value-type="float">
            <text:p>-14</text:p>
          </table:table-cell>
          <table:table-cell table:formula="of:=[$Count.B2]/[$ColSums.A$2]" office:value-type="float" office:value="0.0740740740740741" calcext:value-type="float">
            <text:p>0,074074074074074</text:p>
          </table:table-cell>
          <table:table-cell table:formula="of:=[$Count.C2]/[$ColSums.B$2]" office:value-type="float" office:value="0.0329489291598023" calcext:value-type="float">
            <text:p>0,032948929159802</text:p>
          </table:table-cell>
          <table:table-cell table:formula="of:=[$Count.D2]/[$ColSums.C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$Count.A3]" office:value-type="float" office:value="-13" calcext:value-type="float">
            <text:p>-13</text:p>
          </table:table-cell>
          <table:table-cell table:formula="of:=[$Count.B3]/[$ColSums.A$2]" office:value-type="float" office:value="0.148148148148148" calcext:value-type="float">
            <text:p>0,148148148148148</text:p>
          </table:table-cell>
          <table:table-cell table:formula="of:=[$Count.C3]/[$ColSums.B$2]" office:value-type="float" office:value="0.0658978583196046" calcext:value-type="float">
            <text:p>0,065897858319605</text:p>
          </table:table-cell>
          <table:table-cell table:formula="of:=[$Count.D3]/[$ColSums.C$2]" office:value-type="float" office:value="0.109170305676856" calcext:value-type="float">
            <text:p>0,109170305676856</text:p>
          </table:table-cell>
          <table:table-cell table:number-columns-repeated="1020"/>
        </table:table-row>
        <table:table-row table:style-name="ro1">
          <table:table-cell table:formula="of:=[$Count.A4]" office:value-type="float" office:value="-12" calcext:value-type="float">
            <text:p>-12</text:p>
          </table:table-cell>
          <table:table-cell table:formula="of:=[$Count.B4]/[$ColSums.A$2]" office:value-type="float" office:value="0.111111111111111" calcext:value-type="float">
            <text:p>0,111111111111111</text:p>
          </table:table-cell>
          <table:table-cell table:formula="of:=[$Count.C4]/[$ColSums.B$2]" office:value-type="float" office:value="0.115321252059308" calcext:value-type="float">
            <text:p>0,115321252059308</text:p>
          </table:table-cell>
          <table:table-cell table:formula="of:=[$Count.D4]/[$ColSums.C$2]" office:value-type="float" office:value="0.207423580786026" calcext:value-type="float">
            <text:p>0,207423580786026</text:p>
          </table:table-cell>
          <table:table-cell table:number-columns-repeated="1020"/>
        </table:table-row>
        <table:table-row table:style-name="ro1">
          <table:table-cell table:formula="of:=[$Count.A5]" office:value-type="float" office:value="-11" calcext:value-type="float">
            <text:p>-11</text:p>
          </table:table-cell>
          <table:table-cell table:formula="of:=[$Count.B5]/[$ColSums.A$2]" office:value-type="float" office:value="0.296296296296296" calcext:value-type="float">
            <text:p>0,296296296296296</text:p>
          </table:table-cell>
          <table:table-cell table:formula="of:=[$Count.C5]/[$ColSums.B$2]" office:value-type="float" office:value="0.131795716639209" calcext:value-type="float">
            <text:p>0,131795716639209</text:p>
          </table:table-cell>
          <table:table-cell table:formula="of:=[$Count.D5]/[$ColSums.C$2]" office:value-type="float" office:value="0.196506550218341" calcext:value-type="float">
            <text:p>0,196506550218341</text:p>
          </table:table-cell>
          <table:table-cell table:number-columns-repeated="1020"/>
        </table:table-row>
        <table:table-row table:style-name="ro1">
          <table:table-cell table:formula="of:=[$Count.A6]" office:value-type="float" office:value="-10" calcext:value-type="float">
            <text:p>-10</text:p>
          </table:table-cell>
          <table:table-cell table:formula="of:=[$Count.B6]/[$ColSums.A$2]" office:value-type="float" office:value="0.222222222222222" calcext:value-type="float">
            <text:p>0,222222222222222</text:p>
          </table:table-cell>
          <table:table-cell table:formula="of:=[$Count.C6]/[$ColSums.B$2]" office:value-type="float" office:value="0.14827018121911" calcext:value-type="float">
            <text:p>0,14827018121911</text:p>
          </table:table-cell>
          <table:table-cell table:formula="of:=[$Count.D6]/[$ColSums.C$2]" office:value-type="float" office:value="0.174672489082969" calcext:value-type="float">
            <text:p>0,174672489082969</text:p>
          </table:table-cell>
          <table:table-cell table:number-columns-repeated="1020"/>
        </table:table-row>
        <table:table-row table:style-name="ro1">
          <table:table-cell table:formula="of:=[$Count.A7]" office:value-type="float" office:value="-9" calcext:value-type="float">
            <text:p>-9</text:p>
          </table:table-cell>
          <table:table-cell table:formula="of:=[$Count.B7]/[$ColSums.A$2]" office:value-type="float" office:value="0.111111111111111" calcext:value-type="float">
            <text:p>0,111111111111111</text:p>
          </table:table-cell>
          <table:table-cell table:formula="of:=[$Count.C7]/[$ColSums.B$2]" office:value-type="float" office:value="0.156507413509061" calcext:value-type="float">
            <text:p>0,156507413509061</text:p>
          </table:table-cell>
          <table:table-cell table:formula="of:=[$Count.D7]/[$ColSums.C$2]" office:value-type="float" office:value="0.109170305676856" calcext:value-type="float">
            <text:p>0,109170305676856</text:p>
          </table:table-cell>
          <table:table-cell table:number-columns-repeated="1020"/>
        </table:table-row>
        <table:table-row table:style-name="ro1">
          <table:table-cell table:formula="of:=[$Count.A8]" office:value-type="float" office:value="-8" calcext:value-type="float">
            <text:p>-8</text:p>
          </table:table-cell>
          <table:table-cell table:formula="of:=[$Count.B8]/[$ColSums.A$2]" office:value-type="float" office:value="0.037037037037037" calcext:value-type="float">
            <text:p>0,037037037037037</text:p>
          </table:table-cell>
          <table:table-cell table:formula="of:=[$Count.C8]/[$ColSums.B$2]" office:value-type="float" office:value="0.156507413509061" calcext:value-type="float">
            <text:p>0,156507413509061</text:p>
          </table:table-cell>
          <table:table-cell table:formula="of:=[$Count.D8]/[$ColSums.C$2]" office:value-type="float" office:value="0.0873362445414847" calcext:value-type="float">
            <text:p>0,087336244541485</text:p>
          </table:table-cell>
          <table:table-cell table:number-columns-repeated="1020"/>
        </table:table-row>
        <table:table-row table:style-name="ro1">
          <table:table-cell table:formula="of:=[$Count.A9]" office:value-type="float" office:value="-7" calcext:value-type="float">
            <text:p>-7</text:p>
          </table:table-cell>
          <table:table-cell table:formula="of:=[$Count.B9]/[$ColSums.A$2]" office:value-type="float" office:value="0" calcext:value-type="float">
            <text:p>0</text:p>
          </table:table-cell>
          <table:table-cell table:formula="of:=[$Count.C9]/[$ColSums.B$2]" office:value-type="float" office:value="0.131795716639209" calcext:value-type="float">
            <text:p>0,131795716639209</text:p>
          </table:table-cell>
          <table:table-cell table:formula="of:=[$Count.D9]/[$ColSums.C$2]" office:value-type="float" office:value="0.0655021834061135" calcext:value-type="float">
            <text:p>0,065502183406114</text:p>
          </table:table-cell>
          <table:table-cell table:number-columns-repeated="1020"/>
        </table:table-row>
        <table:table-row table:style-name="ro1">
          <table:table-cell table:formula="of:=[$Count.A10]" office:value-type="float" office:value="-6" calcext:value-type="float">
            <text:p>-6</text:p>
          </table:table-cell>
          <table:table-cell table:formula="of:=[$Count.B10]/[$ColSums.A$2]" office:value-type="float" office:value="0" calcext:value-type="float">
            <text:p>0</text:p>
          </table:table-cell>
          <table:table-cell table:formula="of:=[$Count.C10]/[$ColSums.B$2]" office:value-type="float" office:value="0.0411861614497529" calcext:value-type="float">
            <text:p>0,041186161449753</text:p>
          </table:table-cell>
          <table:table-cell table:formula="of:=[$Count.D10]/[$ColSums.C$2]" office:value-type="float" office:value="0.0218340611353712" calcext:value-type="float">
            <text:p>0,021834061135371</text:p>
          </table:table-cell>
          <table:table-cell table:number-columns-repeated="1020"/>
        </table:table-row>
        <table:table-row table:style-name="ro1">
          <table:table-cell table:formula="of:=[$Count.A11]" office:value-type="float" office:value="-5" calcext:value-type="float">
            <text:p>-5</text:p>
          </table:table-cell>
          <table:table-cell table:formula="of:=[$Count.B11]/[$ColSums.A$2]" office:value-type="float" office:value="0" calcext:value-type="float">
            <text:p>0</text:p>
          </table:table-cell>
          <table:table-cell table:formula="of:=[$Count.C11]/[$ColSums.B$2]" office:value-type="float" office:value="0.0164744645799012" calcext:value-type="float">
            <text:p>0,016474464579901</text:p>
          </table:table-cell>
          <table:table-cell table:formula="of:=[$Count.D11]/[$ColSums.C$2]" office:value-type="float" office:value="0.0174672489082969" calcext:value-type="float">
            <text:p>0,017467248908297</text:p>
          </table:table-cell>
          <table:table-cell table:number-columns-repeated="1020"/>
        </table:table-row>
        <table:table-row table:style-name="ro1">
          <table:table-cell table:formula="of:=[$Count.A12]" office:value-type="float" office:value="-4" calcext:value-type="float">
            <text:p>-4</text:p>
          </table:table-cell>
          <table:table-cell table:formula="of:=[$Count.B12]/[$ColSums.A$2]" office:value-type="float" office:value="0" calcext:value-type="float">
            <text:p>0</text:p>
          </table:table-cell>
          <table:table-cell table:formula="of:=[$Count.C12]/[$ColSums.B$2]" office:value-type="float" office:value="0.00329489291598023" calcext:value-type="float">
            <text:p>0,00329489291598</text:p>
          </table:table-cell>
          <table:table-cell table:formula="of:=[$Count.D12]/[$ColSums.C$2]" office:value-type="float" office:value="0.00655021834061135" calcext:value-type="float">
            <text:p>0,006550218340611</text:p>
          </table:table-cell>
          <table:table-cell table:number-columns-repeated="1020"/>
        </table:table-row>
        <table:table-row table:style-name="ro1">
          <table:table-cell table:formula="of:=[$Count.A13]" office:value-type="float" office:value="-3" calcext:value-type="float">
            <text:p>-3</text:p>
          </table:table-cell>
          <table:table-cell table:formula="of:=[$Count.B13]/[$ColSums.A$2]" office:value-type="float" office:value="0" calcext:value-type="float">
            <text:p>0</text:p>
          </table:table-cell>
          <table:table-cell table:formula="of:=[$Count.C13]/[$ColSums.B$2]" office:value-type="float" office:value="0" calcext:value-type="float">
            <text:p>0</text:p>
          </table:table-cell>
          <table:table-cell table:formula="of:=[$Count.D13]/[$ColSums.C$2]" office:value-type="float" office:value="0.00436681222707424" calcext:value-type="float">
            <text:p>0,004366812227074</text:p>
          </table:table-cell>
          <table:table-cell table:number-columns-repeated="1020"/>
        </table:table-row>
        <table:table-row table:style-name="ro1">
          <table:table-cell table:formula="of:=[$Count.A14]" office:value-type="float" office:value="-2" calcext:value-type="float">
            <text:p>-2</text:p>
          </table:table-cell>
          <table:table-cell table:formula="of:=[$Count.B14]/[$ColSums.A$2]" office:value-type="float" office:value="0" calcext:value-type="float">
            <text:p>0</text:p>
          </table:table-cell>
          <table:table-cell table:formula="of:=[$Count.C14]/[$ColSums.B$2]" office:value-type="float" office:value="0" calcext:value-type="float">
            <text:p>0</text:p>
          </table:table-cell>
          <table:table-cell table:formula="of:=[$Count.D14]/[$ColSums.C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$Count.A15]" office:value-type="float" office:value="-1" calcext:value-type="float">
            <text:p>-1</text:p>
          </table:table-cell>
          <table:table-cell table:formula="of:=[$Count.B15]/[$ColSums.A$2]" office:value-type="float" office:value="0" calcext:value-type="float">
            <text:p>0</text:p>
          </table:table-cell>
          <table:table-cell table:formula="of:=[$Count.C15]/[$ColSums.B$2]" office:value-type="float" office:value="0" calcext:value-type="float">
            <text:p>0</text:p>
          </table:table-cell>
          <table:table-cell table:formula="of:=[$Count.D15]/[$ColSums.C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$Count.A16]" office:value-type="float" office:value="0" calcext:value-type="float">
            <text:p>0</text:p>
          </table:table-cell>
          <table:table-cell table:formula="of:=[$Count.B16]/[$ColSums.A$2]" office:value-type="float" office:value="0" calcext:value-type="float">
            <text:p>0</text:p>
          </table:table-cell>
          <table:table-cell table:formula="of:=[$Count.C16]/[$ColSums.B$2]" office:value-type="float" office:value="0" calcext:value-type="float">
            <text:p>0</text:p>
          </table:table-cell>
          <table:table-cell table:formula="of:=[$Count.D16]/[$ColSums.C$2]" office:value-type="float" office:value="0" calcext:value-type="float">
            <text:p>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10-08T14:28:52.929955000</meta:creation-date>
    <dc:date>2020-10-08T15:47:45.466188000</dc:date>
    <dc:creator>Engelbert Niehaus</dc:creator>
    <meta:editing-duration>PT1H8M24S</meta:editing-duration>
    <meta:editing-cycles>3</meta:editing-cycles>
    <meta:generator>LibreOffice/6.0.6.2$MacOSX_X86_64 LibreOffice_project/0c292870b25a325b5ed35f6b45599d2ea4458e77</meta:generator>
    <meta:document-statistic meta:table-count="3" meta:cell-count="137" meta:object-count="0"/>
  </office:meta>
</office:document-meta>
</file>